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3"/>
    <style:style style:name="P2" style:family="paragraph" style:parent-style-name="Standard" style:list-style-name="L3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291992035606634956" text:style-name="L3">
        <text:list-item>
          <text:p text:style-name="P2">What are the biggest and smallest values (in decimal) that can be stored in a .word? How do you know?</text:p>
          <text:p text:style-name="P1"/>
        </text:list-item>
      </text:list>
      <text:p text:style-name="Standard">Since it holds 32 bits, it's largest value is:</text:p>
      <text:p text:style-name="Standard"><text:s/>2^32+2^31+2^30+2^29+2^28+2^27+2^26+2^25+2^24+2^23+2^22+2^21+2^20+2^19+2^18+2^17+2^16+2^15+2^14+2^13+2^12+2^11+2^10+2^9+2^8+2^7+2^6+2^5+2^4+2^3+2^2+2^1+2^0 = </text:p>
      <text:p text:style-name="Standard"/>
      <text:p text:style-name="Standard">4,294,967,295</text:p>
      <text:p text:style-name="Standard"/>
      <text:p text:style-name="Standard">It's minimum value is 0.</text:p>
      <text:list xml:id="list40450215" text:continue-numbering="true" text:style-name="L3">
        <text:list-header>
          <text:p text:style-name="P2"/>
        </text:list-header>
        <text:list-item>
          <text:p text:style-name="P2">What are the biggest and smallest values (in decimal) that can be stored in a .half? How do you know?</text:p>
          <text:p text:style-name="P1"/>
        </text:list-item>
      </text:list>
      <text:p text:style-name="Standard"/>
      <text:p text:style-name="Standard">Since it holds 16 bits, it's largest value is:</text:p>
      <text:p text:style-name="Standard">2^15+2^14+2^13+2^12+2^11+2^10+2^9+2^8+2^7+2^6+2^5+2^4+2^3+2^2+2^1+2^0 = 65535</text:p>
      <text:p text:style-name="Standard"/>
      <text:p text:style-name="Standard">It's minimum value is 0.</text:p>
      <text:p text:style-name="Standard"/>
      <text:list xml:id="list40466636" text:continue-numbering="true" text:style-name="L3">
        <text:list-header>
          <text:p text:style-name="P1"/>
        </text:list-header>
        <text:list-item>
          <text:p text:style-name="P2">What are the biggest and smallest values (in decimal) that can be stored in a .byte? How do you know?</text:p>
          <text:p text:style-name="P1"/>
        </text:list-item>
      </text:list>
      <text:p text:style-name="Standard"/>
      <text:p text:style-name="Standard">Since it holds 8 bits, it's largest value is:</text:p>
      <text:p text:style-name="Standard">2^7+2^6+2^5+2^4+2^3+2^2+2^1+2^0 = 255</text:p>
      <text:p text:style-name="Standard"/>
      <text:p text:style-name="Standard">It's minimum value is 0.</text:p>
      <text:p text:style-name="Standard"/>
      <text:list xml:id="list40454191" text:continue-numbering="true" text:style-name="L3">
        <text:list-header>
          <text:p text:style-name="P1"/>
        </text:list-header>
        <text:list-item>
          <text:p text:style-name="P2">Will all of the values included in the .data section above fit into the memory sizes defined? If any do not, you can replace them with your choice of number.</text:p>
        </text:list-item>
      </text:list>
      <text:p text:style-name="Standard"/>
      <text:p text:style-name="Standard"/>
      <text:p text:style-name="Standard">All but the -1701 and the 65536 will wor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yler Lyle</meta:initial-creator>
    <meta:creation-date>2016-09-27T19:38:55.82</meta:creation-date>
    <dc:date>2016-09-27T20:27:43.24</dc:date>
    <dc:creator>Tyler Lyle</dc:creator>
    <meta:editing-duration>PT17M42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5" meta:word-count="154" meta:character-count="1004"/>
  </office:meta>
</office:document-meta>
</file>